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PakType Naqsh" svg:font-family="'PakType Naqsh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73.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294.86pt"/>
    </style:style>
    <style:style style:name="co8" style:family="table-column">
      <style:table-column-properties fo:break-before="auto" style:column-width="87.19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70.44pt"/>
    </style:style>
    <style:style style:name="co11" style:family="table-column">
      <style:table-column-properties fo:break-before="auto" style:column-width="331.91pt"/>
    </style:style>
    <style:style style:name="co12" style:family="table-column">
      <style:table-column-properties fo:break-before="auto" style:column-width="61.51pt"/>
    </style:style>
    <style:style style:name="co13" style:family="table-column">
      <style:table-column-properties fo:break-before="auto" style:column-width="91.05pt"/>
    </style:style>
    <style:style style:name="co14" style:family="table-column">
      <style:table-column-properties fo:break-before="auto" style:column-width="382.34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Total_20_Rev_20__26__20_Exp">
      <style:table-properties table:display="true" style:writing-mode="lr-tb"/>
    </style:style>
    <style:style style:name="ta2" style:family="table" style:master-page-name="PageStyle_5f_Revenue">
      <style:table-properties table:display="true" style:writing-mode="lr-tb"/>
    </style:style>
    <style:style style:name="ta3" style:family="table" style:master-page-name="PageStyle_5f_Recurrent_20_Expenditure">
      <style:table-properties table:display="true" style:writing-mode="lr-tb"/>
    </style:style>
    <style:style style:name="ta4" style:family="table" style:master-page-name="PageStyle_5f_Project_20_Expenditure">
      <style:table-properties table:display="true" style:writing-mode="lr-tb"/>
    </style:style>
    <number:text-style style:name="N100">
      <number:text-content/>
    </number:text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6"/>
    <style:style style:name="ce8" style:family="table-cell" style:parent-style-name="Default" style:data-style-name="N106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06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normal" style:font-size-asian="10pt" style:font-style-asian="normal" style:font-weight-asian="normal" style:font-name-complex="PakType Naqsh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normal" style:font-size-asian="10pt" style:font-style-asian="normal" style:font-weight-asian="normal" style:font-name-complex="PakType Naqsh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style:rotation-align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22" style:family="table-cell" style:parent-style-name="Default" style:data-style-name="N100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bold" style:font-size-asian="10pt" style:font-style-asian="normal" style:font-weight-asian="bold" style:font-name-complex="PakType Naqsh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10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normal" style:font-size-asian="10pt" style:font-style-asian="normal" style:font-weight-asian="normal" style:font-name-complex="PakType Naqsh" style:font-size-complex="10pt" style:font-style-complex="normal" style:font-weight-complex="normal"/>
    </style:style>
    <style:style style:name="ce26" style:family="table-cell" style:parent-style-name="Default" style:data-style-name="N10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6">
      <style:table-cell-properties style:rotation-align="none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normal" style:font-size-asian="10pt" style:font-style-asian="normal" style:font-weight-asian="normal" style:font-name-complex="PakType Naqsh" style:font-size-complex="10pt" style:font-style-complex="normal" style:font-weight-complex="normal"/>
    </style:style>
    <style:style style:name="ce28" style:family="table-cell" style:parent-style-name="Default" style:data-style-name="N10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6">
      <style:table-cell-properties style:rotation-align="none"/>
    </style:style>
    <style:style style:name="ce30" style:family="table-cell" style:parent-style-name="Default" style:data-style-name="N106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06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06">
      <style:table-cell-properties fo:border-bottom="none" fo:border-left="none" fo:border-right="0.06pt solid #000000" style:rotation-align="none" fo:border-top="none"/>
    </style:style>
    <style:style style:name="ce33" style:family="table-cell" style:parent-style-name="Default" style:data-style-name="N106">
      <style:table-cell-properties fo:border-bottom="0.06pt solid #000000" fo:border-left="none" fo:border-right="0.06pt solid #000000" style:rotation-align="none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bold" style:font-size-asian="10pt" style:font-style-asian="normal" style:font-weight-asian="bold" style:font-name-complex="PakType Naqsh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bold" style:font-size-asian="10pt" style:font-style-asian="normal" style:font-weight-asian="bold" style:font-name-complex="PakType Naqsh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fo:border-bottom="0.06pt solid #000000" fo:border-left="0.06pt solid #000000" fo:border-right="none" style:rotation-align="none" fo:border-top="0.06pt solid #000000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6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6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bold" style:font-size-asian="10pt" style:font-style-asian="normal" style:font-weight-asian="bold" style:font-name-complex="PakType Naqsh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PakType Naqsh" fo:font-size="10pt" fo:font-style="normal" fo:text-shadow="none" style:text-underline-style="none" fo:font-weight="bold" style:font-size-asian="10pt" style:font-style-asian="normal" style:font-weight-asian="bold" style:font-name-complex="PakType Naqsh" style:font-size-complex="10pt" style:font-style-complex="normal" style:font-weight-complex="bold"/>
    </style:style>
    <style:style style:name="ce44" style:family="table-cell" style:parent-style-name="Default" style:data-style-name="N10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Rev &amp; Ex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7"/>
        <table:table-column table:style-name="co1" table:default-cell-style-name="Default"/>
        <table:table-column table:style-name="co4" table:number-columns-repeated="1018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Table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Total State Revenue &amp; Expenditu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for the Fiscal Years 2005-2006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REVENUE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hapter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9" office:value-type="float" office:value="2005" calcext:value-type="float">
            <text:p>2005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 office:value-type="float" office:value="895730000" calcext:value-type="float">
            <text:p>895,730,000 </text:p>
          </table:table-cell>
          <table:table-cell table:style-name="ce10" office:value-type="float" office:value="890230000" calcext:value-type="float">
            <text:p>890,230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-3-4-6-7</text:p>
          </table:table-cell>
          <table:table-cell office:value-type="string" calcext:value-type="string">
            <text:p>Non Oil</text:p>
          </table:table-cell>
          <table:table-cell office:value-type="float" office:value="360000000" calcext:value-type="float">
            <text:p>360,000,000 </text:p>
          </table:table-cell>
          <table:table-cell table:style-name="ce10" office:value-type="float" office:value="345000000" calcext:value-type="float">
            <text:p>345,000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rants</text:p>
          </table:table-cell>
          <table:table-cell office:value-type="float" office:value="19000000" calcext:value-type="float">
            <text:p>19,000,000 </text:p>
          </table:table-cell>
          <table:table-cell table:style-name="ce10" office:value-type="float" office:value="19000000" calcext:value-type="float">
            <text:p>19,000,000 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Total Revenue</text:p>
          </table:table-cell>
          <table:table-cell table:style-name="ce8" table:formula="of:=SUM([.D10:.D12])" office:value-type="float" office:value="1274730000" calcext:value-type="float">
            <text:p>1,274,730,000 </text:p>
          </table:table-cell>
          <table:table-cell table:style-name="ce11" table:formula="of:=SUM([.E10:.E12])" office:value-type="float" office:value="1254230000" calcext:value-type="float">
            <text:p>1,254,230,000 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EXPENDITUR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hapter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9" office:value-type="float" office:value="2005" calcext:value-type="float">
            <text:p>2005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4" office:value-type="string" calcext:value-type="string">
            <text:p>1-7</text:p>
          </table:table-cell>
          <table:table-cell office:value-type="string" calcext:value-type="string">
            <text:p>Total Recurrent Expenditure</text:p>
          </table:table-cell>
          <table:table-cell table:formula="of:=['Recurrent Expenditure'.D82]" office:value-type="float" office:value="1090267600" calcext:value-type="float">
            <text:p>1,090,267,600 </text:p>
          </table:table-cell>
          <table:table-cell table:style-name="ce10" table:formula="of:=['Recurrent Expenditure'.E82]" office:value-type="float" office:value="1044724400" calcext:value-type="float">
            <text:p>1,044,724,4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Projects</text:p>
          </table:table-cell>
          <table:table-cell table:formula="of:=['Project Expenditure'.D41]" office:value-type="float" office:value="487309000" calcext:value-type="float">
            <text:p>487,309,000 </text:p>
          </table:table-cell>
          <table:table-cell table:style-name="ce10" table:formula="of:=['Project Expenditure'.E41]" office:value-type="float" office:value="418109000" calcext:value-type="float">
            <text:p>418,109,000 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Total Expenditure</text:p>
          </table:table-cell>
          <table:table-cell table:style-name="ce8" table:formula="of:=SUM([.D19:.D20])" office:value-type="float" office:value="1577576600" calcext:value-type="float">
            <text:p>1,577,576,600 </text:p>
          </table:table-cell>
          <table:table-cell table:style-name="ce11" table:formula="of:=SUM([.E19:.E20])" office:value-type="float" office:value="1462833400" calcext:value-type="float">
            <text:p>1,462,833,400 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Surplus/(Deficit)</text:p>
          </table:table-cell>
          <table:table-cell table:style-name="ce8" table:formula="of:=[.D13]-[.D21]" office:value-type="float" office:value="-302846600" calcext:value-type="float">
            <text:p>(302,846,600)</text:p>
          </table:table-cell>
          <table:table-cell table:style-name="ce11" table:formula="of:=[.E13]-[.E21]" office:value-type="float" office:value="-208603400" calcext:value-type="float">
            <text:p>(208,603,400)</text:p>
          </table:table-cell>
          <table:table-cell table:style-name="ce1"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" table:style-name="ta2">
        <office:forms form:automatic-focus="false" form:apply-design-mode="false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number-columns-repeated="2" table:default-cell-style-name="ce29"/>
        <table:table-column table:style-name="co9" table:default-cell-style-name="Default"/>
        <table:table-column table:style-name="co4" table:number-columns-repeated="1017" table:default-cell-style-name="ce12"/>
        <table:table-column table:style-name="co4" table:default-cell-style-name="Default"/>
        <table:table-row table:style-name="ro3">
          <table:table-cell/>
          <table:table-cell table:style-name="ce15"/>
          <table:table-cell table:style-name="ce5" office:value-type="string" calcext:value-type="string">
            <text:p>Table 2</text:p>
          </table:table-cell>
          <table:table-cell table:style-name="ce25" table:number-columns-repeated="2"/>
          <table:table-cell table:number-columns-repeated="1019"/>
        </table:table-row>
        <table:table-row table:style-name="ro3">
          <table:table-cell/>
          <table:table-cell table:style-name="ce16"/>
          <table:table-cell table:style-name="ce23" office:value-type="string" calcext:value-type="string">
            <text:p>Revenue by Ministries</text:p>
          </table:table-cell>
          <table:table-cell table:style-name="ce26" table:number-columns-repeated="2"/>
          <table:table-cell table:number-columns-repeated="1019"/>
        </table:table-row>
        <table:table-row table:style-name="ro3">
          <table:table-cell/>
          <table:table-cell table:style-name="ce16"/>
          <table:table-cell table:style-name="ce23" office:value-type="string" calcext:value-type="string">
            <text:p>for the Fiscal years 2005-2006</text:p>
          </table:table-cell>
          <table:table-cell table:style-name="ce26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Default"/>
          <table:table-cell table:style-name="ce27"/>
          <table:table-cell table:number-columns-repeated="1019"/>
        </table:table-row>
        <table:table-row table:style-name="ro3">
          <table:table-cell/>
          <table:table-cell table:style-name="ce18"/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style-name="ce27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9" office:value-type="string" calcext:value-type="string">
            <text:p>Ministry Code</text:p>
          </table:table-cell>
          <table:table-cell table:style-name="ce24" office:value-type="string" calcext:value-type="string">
            <text:p>Descript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9" office:value-type="float" office:value="2005" calcext:value-type="float">
            <text:p>2005</text:p>
          </table:table-cell>
          <table:table-cell table:style-name="ce1"/>
          <table:table-cell table:style-name="ce13" table:number-columns-repeated="1017"/>
          <table:table-cell table:style-name="ce1"/>
        </table:table-row>
        <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Public Administration Sector</text:p>
            </table:table-cell>
            <table:table-cell table:style-name="ce28" table:formula="of:=SUBTOTAL(9;[.D9:.D15])" office:value-type="float" office:value="55761781" calcext:value-type="float">
              <text:p>55,761,781 </text:p>
            </table:table-cell>
            <table:table-cell table:style-name="ce31" table:formula="of:=SUBTOTAL(9;[.E9:.E15])" office:value-type="float" office:value="53141010" calcext:value-type="float">
              <text:p>53,141,01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13" calcext:value-type="float">
                <text:p>13</text:p>
              </table:table-cell>
              <table:table-cell office:value-type="string" calcext:value-type="string">
                <text:p>Ministry of Interior</text:p>
              </table:table-cell>
              <table:table-cell office:value-type="float" office:value="36603851" calcext:value-type="float">
                <text:p>36,603,851 </text:p>
              </table:table-cell>
              <table:table-cell table:style-name="ce32" office:value-type="float" office:value="35027609" calcext:value-type="float">
                <text:p>35,027,609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5" calcext:value-type="float">
                <text:p>15</text:p>
              </table:table-cell>
              <table:table-cell office:value-type="string" calcext:value-type="string">
                <text:p>Ministry of State for Cabinet Affairs ( Legal Affairs )</text:p>
              </table:table-cell>
              <table:table-cell office:value-type="float" office:value="41581" calcext:value-type="float">
                <text:p>41,581 </text:p>
              </table:table-cell>
              <table:table-cell table:style-name="ce32" office:value-type="float" office:value="39791" calcext:value-type="float">
                <text:p>39,791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6" calcext:value-type="float">
                <text:p>16</text:p>
              </table:table-cell>
              <table:table-cell office:value-type="string" calcext:value-type="string">
                <text:p>Ministry of Foreign Affairs</text:p>
              </table:table-cell>
              <table:table-cell office:value-type="float" office:value="1346115" calcext:value-type="float">
                <text:p>1,346,115 </text:p>
              </table:table-cell>
              <table:table-cell table:style-name="ce32" office:value-type="float" office:value="1288148" calcext:value-type="float">
                <text:p>1,288,148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8" calcext:value-type="float">
                <text:p>18</text:p>
              </table:table-cell>
              <table:table-cell office:value-type="string" calcext:value-type="string">
                <text:p>Ministry of Justice</text:p>
              </table:table-cell>
              <table:table-cell office:value-type="float" office:value="4498926" calcext:value-type="float">
                <text:p>4,498,926 </text:p>
              </table:table-cell>
              <table:table-cell table:style-name="ce32" office:value-type="float" office:value="4068422" calcext:value-type="float">
                <text:p>4,068,422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3" calcext:value-type="float">
                <text:p>73</text:p>
              </table:table-cell>
              <table:table-cell office:value-type="string" calcext:value-type="string">
                <text:p>Central Informatics Organization</text:p>
              </table:table-cell>
              <table:table-cell office:value-type="float" office:value="400000" calcext:value-type="float">
                <text:p>400,000 </text:p>
              </table:table-cell>
              <table:table-cell table:style-name="ce32" office:value-type="float" office:value="400000" calcext:value-type="float">
                <text:p>4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7" calcext:value-type="float">
                <text:p>77</text:p>
              </table:table-cell>
              <table:table-cell office:value-type="string" calcext:value-type="string">
                <text:p>Ministry of Islamic Affairs</text:p>
              </table:table-cell>
              <table:table-cell office:value-type="float" office:value="11207" calcext:value-type="float">
                <text:p>11,207 </text:p>
              </table:table-cell>
              <table:table-cell table:style-name="ce32" office:value-type="float" office:value="10724" calcext:value-type="float">
                <text:p>10,724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8" calcext:value-type="float">
                <text:p>78</text:p>
              </table:table-cell>
              <table:table-cell office:value-type="string" calcext:value-type="string">
                <text:p>Survey &amp; Land Registration Bureau</text:p>
              </table:table-cell>
              <table:table-cell office:value-type="float" office:value="12860101" calcext:value-type="float">
                <text:p>12,860,101 </text:p>
              </table:table-cell>
              <table:table-cell table:style-name="ce32" office:value-type="float" office:value="12306316" calcext:value-type="float">
                <text:p>12,306,316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Social Services Sector</text:p>
            </table:table-cell>
            <table:table-cell table:style-name="ce28" table:formula="of:=SUBTOTAL(9;[.D17:.D21])" office:value-type="float" office:value="32156480" calcext:value-type="float">
              <text:p>32,156,480 </text:p>
            </table:table-cell>
            <table:table-cell table:style-name="ce31" table:formula="of:=SUBTOTAL(9;[.E17:.E21])" office:value-type="float" office:value="30787300" calcext:value-type="float">
              <text:p>30,787,3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20" calcext:value-type="float">
                <text:p>20</text:p>
              </table:table-cell>
              <table:table-cell office:value-type="string" calcext:value-type="string">
                <text:p>Ministry of Information</text:p>
              </table:table-cell>
              <table:table-cell office:value-type="float" office:value="5470000" calcext:value-type="float">
                <text:p>5,470,000 </text:p>
              </table:table-cell>
              <table:table-cell table:style-name="ce32" office:value-type="float" office:value="5250000" calcext:value-type="float">
                <text:p>5,25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1" calcext:value-type="float">
                <text:p>21</text:p>
              </table:table-cell>
              <table:table-cell office:value-type="string" calcext:value-type="string">
                <text:p>Ministry of Education</text:p>
              </table:table-cell>
              <table:table-cell office:value-type="float" office:value="253136" calcext:value-type="float">
                <text:p>253,136 </text:p>
              </table:table-cell>
              <table:table-cell table:style-name="ce32" office:value-type="float" office:value="242235" calcext:value-type="float">
                <text:p>242,235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2" calcext:value-type="float">
                <text:p>22</text:p>
              </table:table-cell>
              <table:table-cell office:value-type="string" calcext:value-type="string">
                <text:p>Ministry of Health</text:p>
              </table:table-cell>
              <table:table-cell office:value-type="float" office:value="7829423" calcext:value-type="float">
                <text:p>7,829,423 </text:p>
              </table:table-cell>
              <table:table-cell table:style-name="ce32" office:value-type="float" office:value="7492270" calcext:value-type="float">
                <text:p>7,492,27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4" calcext:value-type="float">
                <text:p>24</text:p>
              </table:table-cell>
              <table:table-cell office:value-type="string" calcext:value-type="string">
                <text:p>Ministry of Labour</text:p>
              </table:table-cell>
              <table:table-cell office:value-type="float" office:value="18530673" calcext:value-type="float">
                <text:p>18,530,673 </text:p>
              </table:table-cell>
              <table:table-cell table:style-name="ce32" office:value-type="float" office:value="17733571" calcext:value-type="float">
                <text:p>17,733,571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9" calcext:value-type="float">
                <text:p>29</text:p>
              </table:table-cell>
              <table:table-cell office:value-type="string" calcext:value-type="string">
                <text:p>Ministry of Social Affairs</text:p>
              </table:table-cell>
              <table:table-cell office:value-type="float" office:value="73248" calcext:value-type="float">
                <text:p>73,248 </text:p>
              </table:table-cell>
              <table:table-cell table:style-name="ce32" office:value-type="float" office:value="69224" calcext:value-type="float">
                <text:p>69,224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Economic Services Sector</text:p>
            </table:table-cell>
            <table:table-cell table:style-name="ce28" table:formula="of:=SUBTOTAL(9;[.D23:.D26])" office:value-type="float" office:value="1006101540" calcext:value-type="float">
              <text:p>1,006,101,540 </text:p>
            </table:table-cell>
            <table:table-cell table:style-name="ce31" table:formula="of:=SUBTOTAL(9;[.E23:.E26])" office:value-type="float" office:value="997180054" calcext:value-type="float">
              <text:p>997,180,054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string" calcext:value-type="string">
                <text:p>34-56</text:p>
              </table:table-cell>
              <table:table-cell office:value-type="string" calcext:value-type="string">
                <text:p>Ministry of Industry &amp; Commerce</text:p>
              </table:table-cell>
              <table:table-cell office:value-type="float" office:value="16149874" calcext:value-type="float">
                <text:p>16,149,874 </text:p>
              </table:table-cell>
              <table:table-cell table:style-name="ce32" office:value-type="float" office:value="15608636" calcext:value-type="float">
                <text:p>15,608,636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51" calcext:value-type="float">
                <text:p>51</text:p>
              </table:table-cell>
              <table:table-cell office:value-type="string" calcext:value-type="string">
                <text:p>Ministry of Oil</text:p>
              </table:table-cell>
              <table:table-cell office:value-type="float" office:value="898746000" calcext:value-type="float">
                <text:p>898,746,000 </text:p>
              </table:table-cell>
              <table:table-cell table:style-name="ce32" office:value-type="float" office:value="892995006" calcext:value-type="float">
                <text:p>892,995,006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81" calcext:value-type="float">
                <text:p>81</text:p>
              </table:table-cell>
              <table:table-cell office:value-type="string" calcext:value-type="string">
                <text:p>Ministry of Finance</text:p>
              </table:table-cell>
              <table:table-cell office:value-type="float" office:value="90813715" calcext:value-type="float">
                <text:p>90,813,715 </text:p>
              </table:table-cell>
              <table:table-cell table:style-name="ce32" office:value-type="float" office:value="88201340" calcext:value-type="float">
                <text:p>88,201,34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82" calcext:value-type="float">
                <text:p>82</text:p>
              </table:table-cell>
              <table:table-cell office:value-type="string" calcext:value-type="string">
                <text:p>Central Stores Directorate</text:p>
              </table:table-cell>
              <table:table-cell office:value-type="float" office:value="391951" calcext:value-type="float">
                <text:p>391,951 </text:p>
              </table:table-cell>
              <table:table-cell table:style-name="ce32" office:value-type="float" office:value="375072" calcext:value-type="float">
                <text:p>375,072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Infrastructure Sector</text:p>
            </table:table-cell>
            <table:table-cell table:style-name="ce28" table:formula="of:=SUBTOTAL(9;[.D28:.D32])" office:value-type="float" office:value="180242087" calcext:value-type="float">
              <text:p>180,242,087 </text:p>
            </table:table-cell>
            <table:table-cell table:style-name="ce31" table:formula="of:=SUBTOTAL(9;[.E28:.E32])" office:value-type="float" office:value="172696836" calcext:value-type="float">
              <text:p>172,696,836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46" calcext:value-type="float">
                <text:p>46</text:p>
              </table:table-cell>
              <table:table-cell office:value-type="string" calcext:value-type="string">
                <text:p>Ministry of Works &amp; Housing</text:p>
              </table:table-cell>
              <table:table-cell office:value-type="float" office:value="221540" calcext:value-type="float">
                <text:p>221,540 </text:p>
              </table:table-cell>
              <table:table-cell table:style-name="ce32" office:value-type="float" office:value="212000" calcext:value-type="float">
                <text:p>21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7" calcext:value-type="float">
                <text:p>47</text:p>
              </table:table-cell>
              <table:table-cell office:value-type="string" calcext:value-type="string">
                <text:p>Ministry of Electricity &amp; Water</text:p>
              </table:table-cell>
              <table:table-cell office:value-type="float" office:value="77955810" calcext:value-type="float">
                <text:p>77,955,810 </text:p>
              </table:table-cell>
              <table:table-cell table:style-name="ce32" office:value-type="float" office:value="74598861" calcext:value-type="float">
                <text:p>74,598,861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8" calcext:value-type="float">
                <text:p>48</text:p>
              </table:table-cell>
              <table:table-cell office:value-type="string" calcext:value-type="string">
                <text:p>Ministry of Transportation</text:p>
              </table:table-cell>
              <table:table-cell office:value-type="float" office:value="5731759" calcext:value-type="float">
                <text:p>5,731,759 </text:p>
              </table:table-cell>
              <table:table-cell table:style-name="ce32" office:value-type="float" office:value="5484936" calcext:value-type="float">
                <text:p>5,484,936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52" calcext:value-type="float">
                <text:p>52</text:p>
              </table:table-cell>
              <table:table-cell office:value-type="string" calcext:value-type="string">
                <text:p>Civil Aviation Affairs</text:p>
              </table:table-cell>
              <table:table-cell office:value-type="float" office:value="15506393" calcext:value-type="float">
                <text:p>15,506,393 </text:p>
              </table:table-cell>
              <table:table-cell table:style-name="ce32" office:value-type="float" office:value="15055024" calcext:value-type="float">
                <text:p>15,055,024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83" calcext:value-type="float">
                <text:p>83</text:p>
              </table:table-cell>
              <table:table-cell office:value-type="string" calcext:value-type="string">
                <text:p>Customs,Ports &amp; Free Zones Affairs</text:p>
              </table:table-cell>
              <table:table-cell office:value-type="float" office:value="80826585" calcext:value-type="float">
                <text:p>80,826,585 </text:p>
              </table:table-cell>
              <table:table-cell table:style-name="ce32" office:value-type="float" office:value="77346015" calcext:value-type="float">
                <text:p>77,346,015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Miscellaneous Budget</text:p>
            </table:table-cell>
            <table:table-cell table:style-name="ce28" table:formula="of:=SUBTOTAL(9;[.D34:.D36])" office:value-type="float" office:value="468112" calcext:value-type="float">
              <text:p>468,112 </text:p>
            </table:table-cell>
            <table:table-cell table:style-name="ce31" table:formula="of:=SUBTOTAL(9;[.E34:.E36])" office:value-type="float" office:value="424800" calcext:value-type="float">
              <text:p>424,8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23" calcext:value-type="float">
                <text:p>23</text:p>
              </table:table-cell>
              <table:table-cell office:value-type="string" calcext:value-type="string">
                <text:p>Ministry of Municipalities Affairs &amp; Agriculture (Agriculture Affairs)</text:p>
              </table:table-cell>
              <table:table-cell office:value-type="float" office:value="285500" calcext:value-type="float">
                <text:p>285,500 </text:p>
              </table:table-cell>
              <table:table-cell table:style-name="ce32" office:value-type="float" office:value="250000" calcext:value-type="float">
                <text:p>25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5" calcext:value-type="float">
                <text:p>25</text:p>
              </table:table-cell>
              <table:table-cell office:value-type="string" calcext:value-type="string">
                <text:p>Ministry of Municipalities Affairs &amp; Agriculture (Municipalities Affairs)</text:p>
              </table:table-cell>
              <table:table-cell office:value-type="float" office:value="1200" calcext:value-type="float">
                <text:p>1,200 </text:p>
              </table:table-cell>
              <table:table-cell table:style-name="ce32" office:value-type="float" office:value="1200" calcext:value-type="float">
                <text:p>1,2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1" calcext:value-type="float">
                <text:p>41</text:p>
              </table:table-cell>
              <table:table-cell office:value-type="string" calcext:value-type="string">
                <text:p>Public Commission For the Protection of Marine Resources, Environment &amp; Wildlife</text:p>
              </table:table-cell>
              <table:table-cell office:value-type="float" office:value="181412" calcext:value-type="float">
                <text:p>181,412 </text:p>
              </table:table-cell>
              <table:table-cell table:style-name="ce32" office:value-type="float" office:value="173600" calcext:value-type="float">
                <text:p>173,600 </text:p>
              </table:table-cell>
              <table:table-cell table:number-columns-repeated="1019"/>
            </table:table-row>
          </table:table-row-group>
        </table:table-row-group>
        <table:table-row table:style-name="ro3">
          <table:table-cell table:style-name="ce13"/>
          <table:table-cell table:style-name="ce22"/>
          <table:table-cell table:style-name="ce24" office:value-type="string" calcext:value-type="string">
            <text:p>Total</text:p>
          </table:table-cell>
          <table:table-cell table:style-name="ce30" table:formula="of:=SUBTOTAL(9;[.D8:.D36])" office:value-type="float" office:value="1274730000" calcext:value-type="float">
            <text:p>1,274,730,000 </text:p>
          </table:table-cell>
          <table:table-cell table:style-name="ce33" table:formula="of:=SUBTOTAL(9;[.E8:.E36])" office:value-type="float" office:value="1254230000" calcext:value-type="float">
            <text:p>1,254,230,000 </text:p>
          </table:table-cell>
          <table:table-cell table:style-name="ce1"/>
          <table:table-cell table:style-name="ce13" table:number-columns-repeated="1017"/>
          <table:table-cell table:style-name="ce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urrent Expenditure" table:style-name="ta3">
        <office:forms form:automatic-focus="false" form:apply-design-mode="false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3" table:number-columns-repeated="2" table:default-cell-style-name="ce29"/>
        <table:table-column table:style-name="co9" table:default-cell-style-name="Default"/>
        <table:table-column table:style-name="co4" table:number-columns-repeated="1017" table:default-cell-style-name="ce12"/>
        <table:table-column table:style-name="co4" table:default-cell-style-name="Default"/>
        <table:table-row table:style-name="ro3">
          <table:table-cell/>
          <table:table-cell table:style-name="ce15"/>
          <table:table-cell table:style-name="ce5" office:value-type="string" calcext:value-type="string">
            <text:p>Table 3</text:p>
          </table:table-cell>
          <table:table-cell table:style-name="ce25" table:number-columns-repeated="2"/>
          <table:table-cell table:number-columns-repeated="1019"/>
        </table:table-row>
        <table:table-row table:style-name="ro3">
          <table:table-cell/>
          <table:table-cell table:style-name="ce16"/>
          <table:table-cell table:style-name="ce5" office:value-type="string" calcext:value-type="string">
            <text:p>Recurrent Expenditure by Ministries</text:p>
          </table:table-cell>
          <table:table-cell table:style-name="ce7"/>
          <table:table-cell table:style-name="ce26"/>
          <table:table-cell table:number-columns-repeated="1019"/>
        </table:table-row>
        <table:table-row table:style-name="ro3">
          <table:table-cell/>
          <table:table-cell table:style-name="ce16"/>
          <table:table-cell table:style-name="ce37" office:value-type="string" calcext:value-type="string">
            <text:p>for the Fiscal years 2005-2006</text:p>
          </table:table-cell>
          <table:table-cell table:style-name="ce26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7"/>
          <table:table-cell table:style-name="ce27"/>
          <table:table-cell table:number-columns-repeated="1019"/>
        </table:table-row>
        <table:table-row table:style-name="ro3">
          <table:table-cell/>
          <table:table-cell table:style-name="ce18"/>
          <table:table-cell/>
          <table:table-cell table:style-name="ce7" table:number-columns-repeated="2"/>
          <table:table-cell table:number-columns-repeated="1019"/>
        </table:table-row>
        <table:table-row table:style-name="ro3">
          <table:table-cell/>
          <table:table-cell table:style-name="ce2"/>
          <table:table-cell table:style-name="Default"/>
          <table:table-cell table:style-name="ce27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3">
          <table:table-cell/>
          <table:table-cell table:style-name="ce19" office:value-type="string" calcext:value-type="string">
            <text:p>Ministry Code</text:p>
          </table:table-cell>
          <table:table-cell table:style-name="ce24" office:value-type="string" calcext:value-type="string">
            <text:p>Descript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9" office:value-type="float" office:value="2005" calcext:value-type="float">
            <text:p>2005</text:p>
          </table:table-cell>
          <table:table-cell table:number-columns-repeated="1019"/>
        </table:table-row>
        <table:table-row-group>
          <table:table-row table:style-name="ro3">
            <table:table-cell table:style-name="ce14"/>
            <table:table-cell table:style-name="ce34"/>
            <table:table-cell table:style-name="ce14" office:value-type="string" calcext:value-type="string">
              <text:p>Public Administration Sector</text:p>
            </table:table-cell>
            <table:table-cell table:style-name="ce28" table:formula="of:=SUBTOTAL(9;[.D9:.D21])" office:value-type="float" office:value="368351000" calcext:value-type="float">
              <text:p>368,351,000 </text:p>
            </table:table-cell>
            <table:table-cell table:style-name="ce31" table:formula="of:=SUBTOTAL(9;[.E9:.E21])" office:value-type="float" office:value="357770000" calcext:value-type="float">
              <text:p>357,770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11" calcext:value-type="float">
                <text:p>11</text:p>
              </table:table-cell>
              <table:table-cell office:value-type="string" calcext:value-type="string">
                <text:p>Prime Minister's Court</text:p>
              </table:table-cell>
              <table:table-cell office:value-type="float" office:value="3707000" calcext:value-type="float">
                <text:p>3,707,000 </text:p>
              </table:table-cell>
              <table:table-cell table:style-name="ce32" office:value-type="float" office:value="3330000" calcext:value-type="float">
                <text:p>3,33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2" calcext:value-type="float">
                <text:p>12</text:p>
              </table:table-cell>
              <table:table-cell office:value-type="string" calcext:value-type="string">
                <text:p>Ministry of Defence</text:p>
              </table:table-cell>
              <table:table-cell office:value-type="float" office:value="181700000" calcext:value-type="float">
                <text:p>181,700,000 </text:p>
              </table:table-cell>
              <table:table-cell table:style-name="ce32" office:value-type="float" office:value="176700000" calcext:value-type="float">
                <text:p>176,7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50" calcext:value-type="float">
                <text:p>50</text:p>
              </table:table-cell>
              <table:table-cell office:value-type="string" calcext:value-type="string">
                <text:p>National Guard</text:p>
              </table:table-cell>
              <table:table-cell office:value-type="float" office:value="11422000" calcext:value-type="float">
                <text:p>11,422,000 </text:p>
              </table:table-cell>
              <table:table-cell table:style-name="ce32" office:value-type="float" office:value="10511000" calcext:value-type="float">
                <text:p>10,51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3" calcext:value-type="float">
                <text:p>13</text:p>
              </table:table-cell>
              <table:table-cell office:value-type="string" calcext:value-type="string">
                <text:p>Ministry of Interior</text:p>
              </table:table-cell>
              <table:table-cell office:value-type="float" office:value="114912000" calcext:value-type="float">
                <text:p>114,912,000 </text:p>
              </table:table-cell>
              <table:table-cell table:style-name="ce32" office:value-type="float" office:value="110941000" calcext:value-type="float">
                <text:p>110,94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4" calcext:value-type="float">
                <text:p>14</text:p>
              </table:table-cell>
              <table:table-cell office:value-type="string" calcext:value-type="string">
                <text:p>National Security Agency</text:p>
              </table:table-cell>
              <table:table-cell office:value-type="float" office:value="12000000" calcext:value-type="float">
                <text:p>12,000,000 </text:p>
              </table:table-cell>
              <table:table-cell table:style-name="ce32" office:value-type="float" office:value="12000000" calcext:value-type="float">
                <text:p>12,0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5" calcext:value-type="float">
                <text:p>15</text:p>
              </table:table-cell>
              <table:table-cell office:value-type="string" calcext:value-type="string">
                <text:p>Ministry of State for Cabinet Affairs ( Legal Affairs )</text:p>
              </table:table-cell>
              <table:table-cell office:value-type="float" office:value="1021000" calcext:value-type="float">
                <text:p>1,021,000 </text:p>
              </table:table-cell>
              <table:table-cell table:style-name="ce32" office:value-type="float" office:value="1030000" calcext:value-type="float">
                <text:p>1,03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6" calcext:value-type="float">
                <text:p>16</text:p>
              </table:table-cell>
              <table:table-cell office:value-type="string" calcext:value-type="string">
                <text:p>Ministry of Foreign Affairs</text:p>
              </table:table-cell>
              <table:table-cell office:value-type="float" office:value="14394000" calcext:value-type="float">
                <text:p>14,394,000 </text:p>
              </table:table-cell>
              <table:table-cell table:style-name="ce32" office:value-type="float" office:value="14164000" calcext:value-type="float">
                <text:p>14,16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8" calcext:value-type="float">
                <text:p>18</text:p>
              </table:table-cell>
              <table:table-cell office:value-type="string" calcext:value-type="string">
                <text:p>Ministry of Justice</text:p>
              </table:table-cell>
              <table:table-cell office:value-type="float" office:value="13861000" calcext:value-type="float">
                <text:p>13,861,000 </text:p>
              </table:table-cell>
              <table:table-cell table:style-name="ce32" office:value-type="float" office:value="13588000" calcext:value-type="float">
                <text:p>13,58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1" calcext:value-type="float">
                <text:p>71</text:p>
              </table:table-cell>
              <table:table-cell office:value-type="string" calcext:value-type="string">
                <text:p>Ministry of State for Cabinet Affairs</text:p>
              </table:table-cell>
              <table:table-cell office:value-type="float" office:value="1263000" calcext:value-type="float">
                <text:p>1,263,000 </text:p>
              </table:table-cell>
              <table:table-cell table:style-name="ce32" office:value-type="float" office:value="1247000" calcext:value-type="float">
                <text:p>1,24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2" calcext:value-type="float">
                <text:p>72</text:p>
              </table:table-cell>
              <table:table-cell office:value-type="string" calcext:value-type="string">
                <text:p>Civil Service Bureau</text:p>
              </table:table-cell>
              <table:table-cell office:value-type="float" office:value="3774000" calcext:value-type="float">
                <text:p>3,774,000 </text:p>
              </table:table-cell>
              <table:table-cell table:style-name="ce32" office:value-type="float" office:value="4096000" calcext:value-type="float">
                <text:p>4,09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3" calcext:value-type="float">
                <text:p>73</text:p>
              </table:table-cell>
              <table:table-cell office:value-type="string" calcext:value-type="string">
                <text:p>Central Informatics Organization</text:p>
              </table:table-cell>
              <table:table-cell office:value-type="float" office:value="4500000" calcext:value-type="float">
                <text:p>4,500,000 </text:p>
              </table:table-cell>
              <table:table-cell table:style-name="ce32" office:value-type="float" office:value="4465000" calcext:value-type="float">
                <text:p>4,46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7" calcext:value-type="float">
                <text:p>77</text:p>
              </table:table-cell>
              <table:table-cell office:value-type="string" calcext:value-type="string">
                <text:p>Ministry of Islamic Affairs</text:p>
              </table:table-cell>
              <table:table-cell office:value-type="float" office:value="1882000" calcext:value-type="float">
                <text:p>1,882,000 </text:p>
              </table:table-cell>
              <table:table-cell table:style-name="ce32" office:value-type="float" office:value="1828000" calcext:value-type="float">
                <text:p>1,82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8" calcext:value-type="float">
                <text:p>78</text:p>
              </table:table-cell>
              <table:table-cell office:value-type="string" calcext:value-type="string">
                <text:p>Survey &amp; Land Registration Bureau</text:p>
              </table:table-cell>
              <table:table-cell office:value-type="float" office:value="3915000" calcext:value-type="float">
                <text:p>3,915,000 </text:p>
              </table:table-cell>
              <table:table-cell table:style-name="ce32" office:value-type="float" office:value="3870000" calcext:value-type="float">
                <text:p>3,870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Social Services Sector</text:p>
            </table:table-cell>
            <table:table-cell table:style-name="ce28" table:formula="of:=SUBTOTAL(9;[.D23:.D28])" office:value-type="float" office:value="280801000" calcext:value-type="float">
              <text:p>280,801,000 </text:p>
            </table:table-cell>
            <table:table-cell table:style-name="ce31" table:formula="of:=SUBTOTAL(9;[.E23:.E28])" office:value-type="float" office:value="267844000" calcext:value-type="float">
              <text:p>267,844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20" calcext:value-type="float">
                <text:p>20</text:p>
              </table:table-cell>
              <table:table-cell office:value-type="string" calcext:value-type="string">
                <text:p>Ministry of Information</text:p>
              </table:table-cell>
              <table:table-cell office:value-type="float" office:value="8922000" calcext:value-type="float">
                <text:p>8,922,000 </text:p>
              </table:table-cell>
              <table:table-cell table:style-name="ce32" office:value-type="float" office:value="9071000" calcext:value-type="float">
                <text:p>9,07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1" calcext:value-type="float">
                <text:p>21</text:p>
              </table:table-cell>
              <table:table-cell office:value-type="string" calcext:value-type="string">
                <text:p>Ministry of Education</text:p>
              </table:table-cell>
              <table:table-cell office:value-type="float" office:value="149264000" calcext:value-type="float">
                <text:p>149,264,000 </text:p>
              </table:table-cell>
              <table:table-cell table:style-name="ce32" office:value-type="float" office:value="144678000" calcext:value-type="float">
                <text:p>144,67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2" calcext:value-type="float">
                <text:p>22</text:p>
              </table:table-cell>
              <table:table-cell office:value-type="string" calcext:value-type="string">
                <text:p>Ministry of Health</text:p>
              </table:table-cell>
              <table:table-cell office:value-type="float" office:value="100415000" calcext:value-type="float">
                <text:p>100,415,000 </text:p>
              </table:table-cell>
              <table:table-cell table:style-name="ce32" office:value-type="float" office:value="92055000" calcext:value-type="float">
                <text:p>92,05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4" calcext:value-type="float">
                <text:p>24</text:p>
              </table:table-cell>
              <table:table-cell office:value-type="string" calcext:value-type="string">
                <text:p>Ministry of Labour</text:p>
              </table:table-cell>
              <table:table-cell office:value-type="float" office:value="3808000" calcext:value-type="float">
                <text:p>3,808,000 </text:p>
              </table:table-cell>
              <table:table-cell table:style-name="ce32" office:value-type="float" office:value="3769000" calcext:value-type="float">
                <text:p>3,769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9" calcext:value-type="float">
                <text:p>29</text:p>
              </table:table-cell>
              <table:table-cell office:value-type="string" calcext:value-type="string">
                <text:p>Ministry of Social Affairs</text:p>
              </table:table-cell>
              <table:table-cell office:value-type="float" office:value="9350000" calcext:value-type="float">
                <text:p>9,350,000 </text:p>
              </table:table-cell>
              <table:table-cell table:style-name="ce32" office:value-type="float" office:value="9271000" calcext:value-type="float">
                <text:p>9,27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6" calcext:value-type="float">
                <text:p>26</text:p>
              </table:table-cell>
              <table:table-cell office:value-type="string" calcext:value-type="string">
                <text:p>General Organization for Youth &amp; Sports</text:p>
              </table:table-cell>
              <table:table-cell office:value-type="float" office:value="9042000" calcext:value-type="float">
                <text:p>9,042,000 </text:p>
              </table:table-cell>
              <table:table-cell table:style-name="ce32" office:value-type="float" office:value="9000000" calcext:value-type="float">
                <text:p>9,000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Economic Services Sector</text:p>
            </table:table-cell>
            <table:table-cell table:style-name="ce28" table:formula="of:=SUBTOTAL(9;[.D30:.D33])" office:value-type="float" office:value="17777000" calcext:value-type="float">
              <text:p>17,777,000 </text:p>
            </table:table-cell>
            <table:table-cell table:style-name="ce31" table:formula="of:=SUBTOTAL(9;[.E30:.E33])" office:value-type="float" office:value="17455000" calcext:value-type="float">
              <text:p>17,455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string" calcext:value-type="string">
                <text:p>34-56</text:p>
              </table:table-cell>
              <table:table-cell office:value-type="string" calcext:value-type="string">
                <text:p>Ministry of Industry &amp; Commerce</text:p>
              </table:table-cell>
              <table:table-cell office:value-type="float" office:value="7534000" calcext:value-type="float">
                <text:p>7,534,000 </text:p>
              </table:table-cell>
              <table:table-cell table:style-name="ce32" office:value-type="float" office:value="7418000" calcext:value-type="float">
                <text:p>7,41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51" calcext:value-type="float">
                <text:p>51</text:p>
              </table:table-cell>
              <table:table-cell office:value-type="string" calcext:value-type="string">
                <text:p>Ministry of Oil</text:p>
              </table:table-cell>
              <table:table-cell office:value-type="float" office:value="1797000" calcext:value-type="float">
                <text:p>1,797,000 </text:p>
              </table:table-cell>
              <table:table-cell table:style-name="ce32" office:value-type="float" office:value="1770000" calcext:value-type="float">
                <text:p>1,77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81" calcext:value-type="float">
                <text:p>81</text:p>
              </table:table-cell>
              <table:table-cell office:value-type="string" calcext:value-type="string">
                <text:p>Ministry of Finance</text:p>
              </table:table-cell>
              <table:table-cell office:value-type="float" office:value="6571000" calcext:value-type="float">
                <text:p>6,571,000 </text:p>
              </table:table-cell>
              <table:table-cell table:style-name="ce32" office:value-type="float" office:value="6431000" calcext:value-type="float">
                <text:p>6,43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82" calcext:value-type="float">
                <text:p>82</text:p>
              </table:table-cell>
              <table:table-cell office:value-type="string" calcext:value-type="string">
                <text:p>Central Stores Directorate</text:p>
              </table:table-cell>
              <table:table-cell office:value-type="float" office:value="1875000" calcext:value-type="float">
                <text:p>1,875,000 </text:p>
              </table:table-cell>
              <table:table-cell table:style-name="ce32" office:value-type="float" office:value="1836000" calcext:value-type="float">
                <text:p>1,836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Infrastructure Sector</text:p>
            </table:table-cell>
            <table:table-cell table:style-name="ce28" table:formula="of:=SUBTOTAL(9;[.D35:.D39])" office:value-type="float" office:value="155948000" calcext:value-type="float">
              <text:p>155,948,000 </text:p>
            </table:table-cell>
            <table:table-cell table:style-name="ce31" table:formula="of:=SUBTOTAL(9;[.E35:.E39])" office:value-type="float" office:value="144267000" calcext:value-type="float">
              <text:p>144,267,000 </text:p>
            </table:table-cell>
            <table:table-cell/>
            <table:table-cell table:style-name="ce42"/>
            <table:table-cell table:style-name="ce14" table:number-columns-repeated="1016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46" calcext:value-type="float">
                <text:p>46</text:p>
              </table:table-cell>
              <table:table-cell office:value-type="string" calcext:value-type="string">
                <text:p>Ministry of Works &amp; Housing</text:p>
              </table:table-cell>
              <table:table-cell office:value-type="float" office:value="19864000" calcext:value-type="float">
                <text:p>19,864,000 </text:p>
              </table:table-cell>
              <table:table-cell table:style-name="ce32" office:value-type="float" office:value="18651000" calcext:value-type="float">
                <text:p>18,65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7" calcext:value-type="float">
                <text:p>47</text:p>
              </table:table-cell>
              <table:table-cell office:value-type="string" calcext:value-type="string">
                <text:p>Ministry of Electricity &amp; Water</text:p>
              </table:table-cell>
              <table:table-cell office:value-type="float" office:value="98444000" calcext:value-type="float">
                <text:p>98,444,000 </text:p>
              </table:table-cell>
              <table:table-cell table:style-name="ce32" office:value-type="float" office:value="87955000" calcext:value-type="float">
                <text:p>87,95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8" calcext:value-type="float">
                <text:p>48</text:p>
              </table:table-cell>
              <table:table-cell office:value-type="string" calcext:value-type="string">
                <text:p>Ministry of Transportation</text:p>
              </table:table-cell>
              <table:table-cell office:value-type="float" office:value="5891000" calcext:value-type="float">
                <text:p>5,891,000 </text:p>
              </table:table-cell>
              <table:table-cell table:style-name="ce32" office:value-type="float" office:value="6103000" calcext:value-type="float">
                <text:p>6,10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52" calcext:value-type="float">
                <text:p>52</text:p>
              </table:table-cell>
              <table:table-cell office:value-type="string" calcext:value-type="string">
                <text:p>Civil Aviation Affairs</text:p>
              </table:table-cell>
              <table:table-cell office:value-type="float" office:value="13600000" calcext:value-type="float">
                <text:p>13,600,000 </text:p>
              </table:table-cell>
              <table:table-cell table:style-name="ce32" office:value-type="float" office:value="13310000" calcext:value-type="float">
                <text:p>13,31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83" calcext:value-type="float">
                <text:p>83</text:p>
              </table:table-cell>
              <table:table-cell office:value-type="string" calcext:value-type="string">
                <text:p>Customs, Ports &amp; Free Zones Affairs</text:p>
              </table:table-cell>
              <table:table-cell office:value-type="float" office:value="18149000" calcext:value-type="float">
                <text:p>18,149,000 </text:p>
              </table:table-cell>
              <table:table-cell table:style-name="ce32" office:value-type="float" office:value="18248000" calcext:value-type="float">
                <text:p>18,248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Miscellaneous Budget</text:p>
            </table:table-cell>
            <table:table-cell table:style-name="ce28" table:formula="of:=SUBTOTAL(9;[.D41:.D48])" office:value-type="float" office:value="17784000" calcext:value-type="float">
              <text:p>17,784,000 </text:p>
            </table:table-cell>
            <table:table-cell table:style-name="ce31" table:formula="of:=SUBTOTAL(9;[.E41:.E48])" office:value-type="float" office:value="17315500" calcext:value-type="float">
              <text:p>17,315,500 </text:p>
            </table:table-cell>
            <table:table-cell table:number-columns-repeated="2"/>
            <table:table-cell table:style-name="ce14" table:number-columns-repeated="1016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19" calcext:value-type="float">
                <text:p>19</text:p>
              </table:table-cell>
              <table:table-cell office:value-type="string" calcext:value-type="string">
                <text:p>Supreme Council for Oil</text:p>
              </table:table-cell>
              <table:table-cell office:value-type="float" office:value="163000" calcext:value-type="float">
                <text:p>163,000 </text:p>
              </table:table-cell>
              <table:table-cell table:style-name="ce32" office:value-type="float" office:value="150000" calcext:value-type="float">
                <text:p>15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3" calcext:value-type="float">
                <text:p>23</text:p>
              </table:table-cell>
              <table:table-cell office:value-type="string" calcext:value-type="string">
                <text:p>Ministry of Municipalities Affairs &amp; Agriculture (Agriculture Affairs)</text:p>
              </table:table-cell>
              <table:table-cell office:value-type="float" office:value="5080000" calcext:value-type="float">
                <text:p>5,080,000 </text:p>
              </table:table-cell>
              <table:table-cell table:style-name="ce32" office:value-type="float" office:value="4932000" calcext:value-type="float">
                <text:p>4,93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5" calcext:value-type="float">
                <text:p>25</text:p>
              </table:table-cell>
              <table:table-cell office:value-type="string" calcext:value-type="string">
                <text:p>Ministry of Municipalities Affairs &amp; Agriculture (Municipalities Affairs)</text:p>
              </table:table-cell>
              <table:table-cell office:value-type="float" office:value="1580000" calcext:value-type="float">
                <text:p>1,580,000 </text:p>
              </table:table-cell>
              <table:table-cell table:style-name="ce32" office:value-type="float" office:value="1565000" calcext:value-type="float">
                <text:p>1,56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8" calcext:value-type="float">
                <text:p>28</text:p>
              </table:table-cell>
              <table:table-cell office:value-type="string" calcext:value-type="string">
                <text:p>Equestrian &amp; Horse Racing Club</text:p>
              </table:table-cell>
              <table:table-cell office:value-type="float" office:value="867000" calcext:value-type="float">
                <text:p>867,000 </text:p>
              </table:table-cell>
              <table:table-cell table:style-name="ce32" office:value-type="float" office:value="867000" calcext:value-type="float">
                <text:p>86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1" calcext:value-type="float">
                <text:p>41</text:p>
              </table:table-cell>
              <table:table-cell office:value-type="string" calcext:value-type="string">
                <text:p>Public Commission For the Protection of Marine Resources, Environment &amp; Wildlife</text:p>
              </table:table-cell>
              <table:table-cell office:value-type="float" office:value="3281000" calcext:value-type="float">
                <text:p>3,281,000 </text:p>
              </table:table-cell>
              <table:table-cell table:style-name="ce32" office:value-type="float" office:value="3028000" calcext:value-type="float">
                <text:p>3,02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3" calcext:value-type="float">
                <text:p>43</text:p>
              </table:table-cell>
              <table:table-cell office:value-type="string" calcext:value-type="string">
                <text:p>Mohd Bin Khalifa Al Khalifa Cardiac Center</text:p>
              </table:table-cell>
              <table:table-cell office:value-type="float" office:value="5591000" calcext:value-type="float">
                <text:p>5,591,000 </text:p>
              </table:table-cell>
              <table:table-cell table:style-name="ce32" office:value-type="float" office:value="5591000" calcext:value-type="float">
                <text:p>5,59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54" calcext:value-type="float">
                <text:p>54</text:p>
              </table:table-cell>
              <table:table-cell office:value-type="string" calcext:value-type="string">
                <text:p>Ministry of State for Shura Council &amp; Representatives Council Affairs</text:p>
              </table:table-cell>
              <table:table-cell office:value-type="float" office:value="585000" calcext:value-type="float">
                <text:p>585,000 </text:p>
              </table:table-cell>
              <table:table-cell table:style-name="ce32" office:value-type="float" office:value="552500" calcext:value-type="float">
                <text:p>552,5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59" calcext:value-type="float">
                <text:p>59</text:p>
              </table:table-cell>
              <table:table-cell office:value-type="string" calcext:value-type="string">
                <text:p>Tenders Board</text:p>
              </table:table-cell>
              <table:table-cell office:value-type="float" office:value="637000" calcext:value-type="float">
                <text:p>637,000 </text:p>
              </table:table-cell>
              <table:table-cell table:style-name="ce32" office:value-type="float" office:value="630000" calcext:value-type="float">
                <text:p>630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35"/>
            <table:table-cell table:style-name="ce14" office:value-type="string" calcext:value-type="string">
              <text:p>Transfer Budget</text:p>
            </table:table-cell>
            <table:table-cell table:style-name="ce28" table:formula="of:=SUBTOTAL(9;[.D50:.D81])" office:value-type="float" office:value="249606600" calcext:value-type="float">
              <text:p>249,606,600 </text:p>
            </table:table-cell>
            <table:table-cell table:style-name="ce31" table:formula="of:=SUBTOTAL(9;[.E50:.E81])" office:value-type="float" office:value="240072900" calcext:value-type="float">
              <text:p>240,072,900 </text:p>
            </table:table-cell>
            <table:table-cell/>
            <table:table-cell table:style-name="ce42"/>
            <table:table-cell table:style-name="ce14" table:number-columns-repeated="1016"/>
            <table:table-cell/>
          </table:table-row>
          <table:table-row-group>
            <table:table-row table:style-name="ro3">
              <table:table-cell/>
              <table:table-cell table:style-name="ce21" office:value-type="string" calcext:value-type="string">
                <text:p>60 14</text:p>
              </table:table-cell>
              <table:table-cell office:value-type="string" calcext:value-type="string">
                <text:p>Municipality Councils</text:p>
              </table:table-cell>
              <table:table-cell office:value-type="float" office:value="612000" calcext:value-type="float">
                <text:p>612,000 </text:p>
              </table:table-cell>
              <table:table-cell table:style-name="ce32" office:value-type="float" office:value="612000" calcext:value-type="float">
                <text:p>61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15</text:p>
              </table:table-cell>
              <table:table-cell office:value-type="string" calcext:value-type="string">
                <text:p>Constitutional Court</text:p>
              </table:table-cell>
              <table:table-cell office:value-type="float" office:value="1620000" calcext:value-type="float">
                <text:p>1,620,000 </text:p>
              </table:table-cell>
              <table:table-cell table:style-name="ce32" office:value-type="float" office:value="1620000" calcext:value-type="float">
                <text:p>1,62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20</text:p>
              </table:table-cell>
              <table:table-cell office:value-type="string" calcext:value-type="string">
                <text:p>Radio &amp; TV Corporation</text:p>
              </table:table-cell>
              <table:table-cell office:value-type="float" office:value="11000000" calcext:value-type="float">
                <text:p>11,000,000 </text:p>
              </table:table-cell>
              <table:table-cell table:style-name="ce32" office:value-type="float" office:value="11000000" calcext:value-type="float">
                <text:p>11,0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24</text:p>
              </table:table-cell>
              <table:table-cell office:value-type="string" calcext:value-type="string">
                <text:p>Bahrain Center for Research &amp; Study</text:p>
              </table:table-cell>
              <table:table-cell office:value-type="float" office:value="1131000" calcext:value-type="float">
                <text:p>1,131,000 </text:p>
              </table:table-cell>
              <table:table-cell table:style-name="ce32" office:value-type="float" office:value="1131000" calcext:value-type="float">
                <text:p>1,13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27</text:p>
              </table:table-cell>
              <table:table-cell office:value-type="string" calcext:value-type="string">
                <text:p>Sunni Awqaf</text:p>
              </table:table-cell>
              <table:table-cell office:value-type="float" office:value="465000" calcext:value-type="float">
                <text:p>465,000 </text:p>
              </table:table-cell>
              <table:table-cell table:style-name="ce32" office:value-type="float" office:value="465000" calcext:value-type="float">
                <text:p>46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28</text:p>
              </table:table-cell>
              <table:table-cell office:value-type="string" calcext:value-type="string">
                <text:p>Ja'afari Awqaf</text:p>
              </table:table-cell>
              <table:table-cell office:value-type="float" office:value="465000" calcext:value-type="float">
                <text:p>465,000 </text:p>
              </table:table-cell>
              <table:table-cell table:style-name="ce32" office:value-type="float" office:value="465000" calcext:value-type="float">
                <text:p>46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30" calcext:value-type="float">
                <text:p>6030</text:p>
              </table:table-cell>
              <table:table-cell office:value-type="string" calcext:value-type="string">
                <text:p>Bahrain University</text:p>
              </table:table-cell>
              <table:table-cell office:value-type="float" office:value="32000000" calcext:value-type="float">
                <text:p>32,000,000 </text:p>
              </table:table-cell>
              <table:table-cell table:style-name="ce32" office:value-type="float" office:value="32000000" calcext:value-type="float">
                <text:p>32,0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34" calcext:value-type="float">
                <text:p>6034</text:p>
              </table:table-cell>
              <table:table-cell office:value-type="string" calcext:value-type="string">
                <text:p>Subsidies</text:p>
              </table:table-cell>
              <table:table-cell office:value-type="float" office:value="10936000" calcext:value-type="float">
                <text:p>10,936,000 </text:p>
              </table:table-cell>
              <table:table-cell table:style-name="ce32" office:value-type="float" office:value="9936000" calcext:value-type="float">
                <text:p>9,93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35" calcext:value-type="float">
                <text:p>6035</text:p>
              </table:table-cell>
              <table:table-cell office:value-type="string" calcext:value-type="string">
                <text:p>Bait al-Qura'an</text:p>
              </table:table-cell>
              <table:table-cell office:value-type="float" office:value="76000" calcext:value-type="float">
                <text:p>76,000 </text:p>
              </table:table-cell>
              <table:table-cell table:style-name="ce32" office:value-type="float" office:value="76000" calcext:value-type="float">
                <text:p>7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37" calcext:value-type="float">
                <text:p>6037</text:p>
              </table:table-cell>
              <table:table-cell office:value-type="string" calcext:value-type="string">
                <text:p>Shura Council</text:p>
              </table:table-cell>
              <table:table-cell office:value-type="float" office:value="3967200" calcext:value-type="float">
                <text:p>3,967,200 </text:p>
              </table:table-cell>
              <table:table-cell table:style-name="ce32" office:value-type="float" office:value="3913200" calcext:value-type="float">
                <text:p>3,913,2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39" calcext:value-type="float">
                <text:p>6039</text:p>
              </table:table-cell>
              <table:table-cell office:value-type="string" calcext:value-type="string">
                <text:p>Districts</text:p>
              </table:table-cell>
              <table:table-cell office:value-type="float" office:value="3352000" calcext:value-type="float">
                <text:p>3,352,000 </text:p>
              </table:table-cell>
              <table:table-cell table:style-name="ce32" office:value-type="float" office:value="3352000" calcext:value-type="float">
                <text:p>3,35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41" calcext:value-type="float">
                <text:p>6041</text:p>
              </table:table-cell>
              <table:table-cell office:value-type="string" calcext:value-type="string">
                <text:p>High Council for Islamic Affairs</text:p>
              </table:table-cell>
              <table:table-cell office:value-type="float" office:value="1440000" calcext:value-type="float">
                <text:p>1,440,000 </text:p>
              </table:table-cell>
              <table:table-cell table:style-name="ce32" office:value-type="float" office:value="1440000" calcext:value-type="float">
                <text:p>1,44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42" calcext:value-type="float">
                <text:p>6042</text:p>
              </table:table-cell>
              <table:table-cell office:value-type="string" calcext:value-type="string">
                <text:p>National Audit Court</text:p>
              </table:table-cell>
              <table:table-cell office:value-type="float" office:value="2203000" calcext:value-type="float">
                <text:p>2,203,000 </text:p>
              </table:table-cell>
              <table:table-cell table:style-name="ce32" office:value-type="float" office:value="2203000" calcext:value-type="float">
                <text:p>2,20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46" calcext:value-type="float">
                <text:p>6046</text:p>
              </table:table-cell>
              <table:table-cell office:value-type="string" calcext:value-type="string">
                <text:p>High Council for Vocational Training</text:p>
              </table:table-cell>
              <table:table-cell office:value-type="float" office:value="3500000" calcext:value-type="float">
                <text:p>3,500,000 </text:p>
              </table:table-cell>
              <table:table-cell table:style-name="ce32" office:value-type="float" office:value="3500000" calcext:value-type="float">
                <text:p>3,5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63</text:p>
              </table:table-cell>
              <table:table-cell office:value-type="string" calcext:value-type="string">
                <text:p>Office of the Economic Representative, Washington DC</text:p>
              </table:table-cell>
              <table:table-cell office:value-type="float" office:value="200000" calcext:value-type="float">
                <text:p>200,000 </text:p>
              </table:table-cell>
              <table:table-cell table:style-name="ce32" office:value-type="float" office:value="200000" calcext:value-type="float">
                <text:p>2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70</text:p>
              </table:table-cell>
              <table:table-cell office:value-type="string" calcext:value-type="string">
                <text:p>Economic Development Board</text:p>
              </table:table-cell>
              <table:table-cell office:value-type="float" office:value="4000000" calcext:value-type="float">
                <text:p>4,000,000 </text:p>
              </table:table-cell>
              <table:table-cell table:style-name="ce32" office:value-type="float" office:value="4000000" calcext:value-type="float">
                <text:p>4,0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71" calcext:value-type="float">
                <text:p>6071</text:p>
              </table:table-cell>
              <table:table-cell office:value-type="string" calcext:value-type="string">
                <text:p>Bahrain International Exhibition Center</text:p>
              </table:table-cell>
              <table:table-cell office:value-type="float" office:value="750000" calcext:value-type="float">
                <text:p>750,000 </text:p>
              </table:table-cell>
              <table:table-cell table:style-name="ce32" office:value-type="float" office:value="750000" calcext:value-type="float">
                <text:p>75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73" calcext:value-type="float">
                <text:p>6073</text:p>
              </table:table-cell>
              <table:table-cell office:value-type="string" calcext:value-type="string">
                <text:p>Orphan's Sponsorship Committee</text:p>
              </table:table-cell>
              <table:table-cell office:value-type="float" office:value="1880000" calcext:value-type="float">
                <text:p>1,880,000 </text:p>
              </table:table-cell>
              <table:table-cell table:style-name="ce32" office:value-type="float" office:value="1880000" calcext:value-type="float">
                <text:p>1,88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6075" calcext:value-type="float">
                <text:p>6075</text:p>
              </table:table-cell>
              <table:table-cell office:value-type="string" calcext:value-type="string">
                <text:p>Representatives Council</text:p>
              </table:table-cell>
              <table:table-cell office:value-type="float" office:value="4486500" calcext:value-type="float">
                <text:p>4,486,500 </text:p>
              </table:table-cell>
              <table:table-cell table:style-name="ce32" office:value-type="float" office:value="4133700" calcext:value-type="float">
                <text:p>4,133,700 </text:p>
              </table:table-cell>
              <table:table-cell table:number-columns-repeated="1019"/>
            </table:table-row>
            <table:table-row table:style-name="ro3">
              <table:table-cell table:style-name="ce14"/>
              <table:table-cell table:style-name="ce20"/>
              <table:table-cell table:style-name="ce14" office:value-type="string" calcext:value-type="string">
                <text:p>Accounts Under Ministry of Finance Control:</text:p>
              </table:table-cell>
              <table:table-cell table:style-name="ce28" table:formula="of:=SUBTOTAL(9;[.D70:.D81])" office:value-type="float" office:value="165522900" calcext:value-type="float">
                <text:p>165,522,900 </text:p>
              </table:table-cell>
              <table:table-cell table:style-name="ce31" table:formula="of:=SUBTOTAL(9;[.E70:.E81])" office:value-type="float" office:value="157396000" calcext:value-type="float">
                <text:p>157,396,000 </text:p>
              </table:table-cell>
              <table:table-cell table:number-columns-repeated="2"/>
              <table:table-cell table:style-name="ce14" table:number-columns-repeated="1016"/>
              <table:table-cell/>
            </table:table-row>
            <table:table-row-group>
              <table:table-row table:style-name="ro3">
                <table:table-cell/>
                <table:table-cell table:style-name="ce21" office:value-type="float" office:value="6051" calcext:value-type="float">
                  <text:p>6051</text:p>
                </table:table-cell>
                <table:table-cell office:value-type="string" calcext:value-type="string">
                  <text:p>Government Debt Interest</text:p>
                </table:table-cell>
                <table:table-cell office:value-type="float" office:value="80000000" calcext:value-type="float">
                  <text:p>80,000,000 </text:p>
                </table:table-cell>
                <table:table-cell table:style-name="ce32" office:value-type="float" office:value="70000000" calcext:value-type="float">
                  <text:p>70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52" calcext:value-type="float">
                  <text:p>6052</text:p>
                </table:table-cell>
                <table:table-cell office:value-type="string" calcext:value-type="string">
                  <text:p>Contribution to GCC</text:p>
                </table:table-cell>
                <table:table-cell office:value-type="float" office:value="2000000" calcext:value-type="float">
                  <text:p>2,000,000 </text:p>
                </table:table-cell>
                <table:table-cell table:style-name="ce32" office:value-type="float" office:value="2000000" calcext:value-type="float">
                  <text:p>2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53" calcext:value-type="float">
                  <text:p>6053</text:p>
                </table:table-cell>
                <table:table-cell office:value-type="string" calcext:value-type="string">
                  <text:p>Government Grants</text:p>
                </table:table-cell>
                <table:table-cell office:value-type="float" office:value="1250000" calcext:value-type="float">
                  <text:p>1,250,000 </text:p>
                </table:table-cell>
                <table:table-cell table:style-name="ce32" office:value-type="float" office:value="1250000" calcext:value-type="float">
                  <text:p>1,25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54" calcext:value-type="float">
                  <text:p>6054</text:p>
                </table:table-cell>
                <table:table-cell office:value-type="string" calcext:value-type="string">
                  <text:p>Government Share in Pension Fund</text:p>
                </table:table-cell>
                <table:table-cell office:value-type="float" office:value="530000" calcext:value-type="float">
                  <text:p>530,000 </text:p>
                </table:table-cell>
                <table:table-cell table:style-name="ce32" office:value-type="float" office:value="500000" calcext:value-type="float">
                  <text:p>5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55" calcext:value-type="float">
                  <text:p>6055</text:p>
                </table:table-cell>
                <table:table-cell table:style-name="ce38" office:value-type="string" calcext:value-type="string">
                  <text:p>Contribution to United Nations Organization</text:p>
                </table:table-cell>
                <table:table-cell office:value-type="float" office:value="720000" calcext:value-type="float">
                  <text:p>720,000 </text:p>
                </table:table-cell>
                <table:table-cell table:style-name="ce32" office:value-type="float" office:value="720000" calcext:value-type="float">
                  <text:p>72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56" calcext:value-type="float">
                  <text:p>6056</text:p>
                </table:table-cell>
                <table:table-cell office:value-type="string" calcext:value-type="string">
                  <text:p>Miscellaneous Commitments</text:p>
                </table:table-cell>
                <table:table-cell office:value-type="float" office:value="2387000" calcext:value-type="float">
                  <text:p>2,387,000 </text:p>
                </table:table-cell>
                <table:table-cell table:style-name="ce32" office:value-type="float" office:value="2511000" calcext:value-type="float">
                  <text:p>2,511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57" calcext:value-type="float">
                  <text:p>6057</text:p>
                </table:table-cell>
                <table:table-cell table:style-name="ce38" office:value-type="string" calcext:value-type="string">
                  <text:p>Provision for Social Allowance for Pensioners</text:p>
                </table:table-cell>
                <table:table-cell office:value-type="float" office:value="4000000" calcext:value-type="float">
                  <text:p>4,000,000 </text:p>
                </table:table-cell>
                <table:table-cell table:style-name="ce32" office:value-type="float" office:value="4000000" calcext:value-type="float">
                  <text:p>4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52" calcext:value-type="float">
                  <text:p>6052</text:p>
                </table:table-cell>
                <table:table-cell table:style-name="ce38" office:value-type="string" calcext:value-type="string">
                  <text:p>Performance Programme Budgeting System</text:p>
                </table:table-cell>
                <table:table-cell office:value-type="float" office:value="600000" calcext:value-type="float">
                  <text:p>600,000 </text:p>
                </table:table-cell>
                <table:table-cell table:style-name="ce32" office:value-type="float" office:value="600000" calcext:value-type="float">
                  <text:p>6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59" calcext:value-type="float">
                  <text:p>6059</text:p>
                </table:table-cell>
                <table:table-cell table:style-name="ce38" office:value-type="string" calcext:value-type="string">
                  <text:p>Other Estimations for Line Ministries &amp; Government Agencies</text:p>
                </table:table-cell>
                <table:table-cell office:value-type="float" office:value="63085900" calcext:value-type="float">
                  <text:p>63,085,900 </text:p>
                </table:table-cell>
                <table:table-cell table:style-name="ce32" office:value-type="float" office:value="67865000" calcext:value-type="float">
                  <text:p>67,865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60" calcext:value-type="float">
                  <text:p>6060</text:p>
                </table:table-cell>
                <table:table-cell office:value-type="string" calcext:value-type="string">
                  <text:p>Risk financing</text:p>
                </table:table-cell>
                <table:table-cell office:value-type="float" office:value="2200000" calcext:value-type="float">
                  <text:p>2,200,000 </text:p>
                </table:table-cell>
                <table:table-cell table:style-name="ce32" office:value-type="float" office:value="2200000" calcext:value-type="float">
                  <text:p>2,2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61" calcext:value-type="float">
                  <text:p>6061</text:p>
                </table:table-cell>
                <table:table-cell table:style-name="ce38" office:value-type="string" calcext:value-type="string">
                  <text:p>UNDP-Bahrain Country Co-Operation Framework (CCF)</text:p>
                </table:table-cell>
                <table:table-cell office:value-type="float" office:value="750000" calcext:value-type="float">
                  <text:p>750,000 </text:p>
                </table:table-cell>
                <table:table-cell table:style-name="ce32" office:value-type="float" office:value="750000" calcext:value-type="float">
                  <text:p>75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21" office:value-type="float" office:value="6062" calcext:value-type="float">
                  <text:p>6062</text:p>
                </table:table-cell>
                <table:table-cell table:style-name="ce38" office:value-type="string" calcext:value-type="string">
                  <text:p>Programme for Early Retirement Scheme</text:p>
                </table:table-cell>
                <table:table-cell office:value-type="float" office:value="8000000" calcext:value-type="float">
                  <text:p>8,000,000 </text:p>
                </table:table-cell>
                <table:table-cell table:style-name="ce32" office:value-type="float" office:value="5000000" calcext:value-type="float">
                  <text:p>5,000,000 </text:p>
                </table:table-cell>
                <table:table-cell table:number-columns-repeated="1019"/>
              </table:table-row>
            </table:table-row-group>
          </table:table-row-group>
        </table:table-row-group>
        <table:table-row table:style-name="ro3">
          <table:table-cell table:style-name="ce14"/>
          <table:table-cell table:style-name="ce36"/>
          <table:table-cell table:style-name="ce39" office:value-type="string" calcext:value-type="string">
            <text:p>Total</text:p>
          </table:table-cell>
          <table:table-cell table:style-name="ce40" table:formula="of:=SUBTOTAL(9;[.D8:.D81])" office:value-type="float" office:value="1090267600" calcext:value-type="float">
            <text:p>1,090,267,600 </text:p>
          </table:table-cell>
          <table:table-cell table:style-name="ce41" table:formula="of:=SUBTOTAL(9;[.E8:.E81])" office:value-type="float" office:value="1044724400" calcext:value-type="float">
            <text:p>1,044,724,400 </text:p>
          </table:table-cell>
          <table:table-cell/>
          <table:table-cell table:style-name="ce42"/>
          <table:table-cell table:style-name="ce14" table:number-columns-repeated="1016"/>
          <table:table-cell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 Expenditure" table:style-name="ta4">
        <office:forms form:automatic-focus="false" form:apply-design-mode="false"/>
        <table:table-column table:style-name="co12" table:default-cell-style-name="ce12"/>
        <table:table-column table:style-name="co13" table:default-cell-style-name="ce17"/>
        <table:table-column table:style-name="co14" table:default-cell-style-name="ce12"/>
        <table:table-column table:style-name="co3" table:number-columns-repeated="2" table:default-cell-style-name="ce29"/>
        <table:table-column table:style-name="co12" table:default-cell-style-name="Default"/>
        <table:table-column table:style-name="co4" table:number-columns-repeated="1017" table:default-cell-style-name="ce12"/>
        <table:table-column table:style-name="co4" table:default-cell-style-name="Default"/>
        <table:table-row table:style-name="ro3">
          <table:table-cell table:number-columns-repeated="2"/>
          <table:table-cell table:style-name="ce5" office:value-type="string" calcext:value-type="string">
            <text:p>Table 4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Project Expenditure by Ministries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string" calcext:value-type="string">
            <text:p>for the Fiscal years 2005-2006</text:p>
          </table:table-cell>
          <table:table-cell table:style-name="ce44"/>
          <table:table-cell table:number-columns-repeated="1020"/>
        </table:table-row>
        <table:table-row table:style-name="ro3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3">
          <table:table-cell/>
          <table:table-cell table:style-name="ce18"/>
          <table:table-cell/>
          <table:table-cell table:style-name="ce7" table:number-columns-repeated="2"/>
          <table:table-cell table:number-columns-repeated="1019"/>
        </table:table-row>
        <table:table-row table:style-name="ro3">
          <table:table-cell/>
          <table:table-cell table:style-name="ce2"/>
          <table:table-cell table:style-name="Default"/>
          <table:table-cell table:style-name="ce27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9" office:value-type="string" calcext:value-type="string">
            <text:p>Ministry Code</text:p>
          </table:table-cell>
          <table:table-cell table:style-name="ce24" office:value-type="string" calcext:value-type="string">
            <text:p>Description</text:p>
          </table:table-cell>
          <table:table-cell table:style-name="ce6" office:value-type="float" office:value="2006" calcext:value-type="float">
            <text:p>2006</text:p>
          </table:table-cell>
          <table:table-cell table:style-name="ce9" office:value-type="float" office:value="2005" calcext:value-type="float">
            <text:p>2005</text:p>
          </table:table-cell>
          <table:table-cell table:style-name="ce1"/>
          <table:table-cell table:style-name="ce13" table:number-columns-repeated="1017"/>
          <table:table-cell table:style-name="ce1"/>
        </table:table-row>
        <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Public Administration Sector</text:p>
            </table:table-cell>
            <table:table-cell table:style-name="ce28" table:formula="of:=SUBTOTAL(9;[.D9:.D15])" office:value-type="float" office:value="7996000" calcext:value-type="float">
              <text:p>7,996,000 </text:p>
            </table:table-cell>
            <table:table-cell table:style-name="ce31" table:formula="of:=SUBTOTAL(9;[.E9:.E15])" office:value-type="float" office:value="12431000" calcext:value-type="float">
              <text:p>12,431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50" calcext:value-type="float">
                <text:p>50</text:p>
              </table:table-cell>
              <table:table-cell office:value-type="string" calcext:value-type="string">
                <text:p>National Guard</text:p>
              </table:table-cell>
              <table:table-cell office:value-type="float" office:value="1550000" calcext:value-type="float">
                <text:p>1,550,000 </text:p>
              </table:table-cell>
              <table:table-cell table:style-name="ce32" office:value-type="float" office:value="2920000" calcext:value-type="float">
                <text:p>2,92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3" calcext:value-type="float">
                <text:p>13</text:p>
              </table:table-cell>
              <table:table-cell office:value-type="string" calcext:value-type="string">
                <text:p>Ministry of Interior</text:p>
              </table:table-cell>
              <table:table-cell office:value-type="float" office:value="2955000" calcext:value-type="float">
                <text:p>2,955,000 </text:p>
              </table:table-cell>
              <table:table-cell table:style-name="ce32" office:value-type="float" office:value="3786000" calcext:value-type="float">
                <text:p>3,78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16" calcext:value-type="float">
                <text:p>16</text:p>
              </table:table-cell>
              <table:table-cell office:value-type="string" calcext:value-type="string">
                <text:p>Ministry of Foreign Affairs</text:p>
              </table:table-cell>
              <table:table-cell office:value-type="float" office:value="117000" calcext:value-type="float">
                <text:p>117,000 </text:p>
              </table:table-cell>
              <table:table-cell table:style-name="ce32" office:value-type="float" office:value="677000" calcext:value-type="float">
                <text:p>67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2" calcext:value-type="float">
                <text:p>72</text:p>
              </table:table-cell>
              <table:table-cell office:value-type="string" calcext:value-type="string">
                <text:p>Civil Service Bureau</text:p>
              </table:table-cell>
              <table:table-cell office:value-type="float" office:value="390000" calcext:value-type="float">
                <text:p>390,000 </text:p>
              </table:table-cell>
              <table:table-cell table:style-name="ce32" office:value-type="float" office:value="420000" calcext:value-type="float">
                <text:p>42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3" calcext:value-type="float">
                <text:p>73</text:p>
              </table:table-cell>
              <table:table-cell office:value-type="string" calcext:value-type="string">
                <text:p>Central Informatics Organization</text:p>
              </table:table-cell>
              <table:table-cell office:value-type="float" office:value="1627000" calcext:value-type="float">
                <text:p>1,627,000 </text:p>
              </table:table-cell>
              <table:table-cell table:style-name="ce32" office:value-type="float" office:value="3349000" calcext:value-type="float">
                <text:p>3,349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7" calcext:value-type="float">
                <text:p>77</text:p>
              </table:table-cell>
              <table:table-cell office:value-type="string" calcext:value-type="string">
                <text:p>Ministry of Islamic Affairs</text:p>
              </table:table-cell>
              <table:table-cell office:value-type="float" office:value="800000" calcext:value-type="float">
                <text:p>800,000 </text:p>
              </table:table-cell>
              <table:table-cell table:style-name="ce32" office:value-type="float" office:value="1156000" calcext:value-type="float">
                <text:p>1,15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78" calcext:value-type="float">
                <text:p>78</text:p>
              </table:table-cell>
              <table:table-cell office:value-type="string" calcext:value-type="string">
                <text:p>Survey &amp; Land Registration Bureau</text:p>
              </table:table-cell>
              <table:table-cell office:value-type="float" office:value="557000" calcext:value-type="float">
                <text:p>557,000 </text:p>
              </table:table-cell>
              <table:table-cell table:style-name="ce32" office:value-type="float" office:value="123000" calcext:value-type="float">
                <text:p>123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Social Services Sector</text:p>
            </table:table-cell>
            <table:table-cell table:style-name="ce28" table:formula="of:=SUBTOTAL(9;[.D17:.D22])" office:value-type="float" office:value="29321000" calcext:value-type="float">
              <text:p>29,321,000 </text:p>
            </table:table-cell>
            <table:table-cell table:style-name="ce31" table:formula="of:=SUBTOTAL(9;[.E17:.E22])" office:value-type="float" office:value="20078000" calcext:value-type="float">
              <text:p>20,078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20" calcext:value-type="float">
                <text:p>20</text:p>
              </table:table-cell>
              <table:table-cell office:value-type="string" calcext:value-type="string">
                <text:p>Ministry of Information</text:p>
              </table:table-cell>
              <table:table-cell office:value-type="float" office:value="2403000" calcext:value-type="float">
                <text:p>2,403,000 </text:p>
              </table:table-cell>
              <table:table-cell table:style-name="ce32" office:value-type="float" office:value="3349000" calcext:value-type="float">
                <text:p>3,349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1" calcext:value-type="float">
                <text:p>21</text:p>
              </table:table-cell>
              <table:table-cell office:value-type="string" calcext:value-type="string">
                <text:p>Ministry of Education</text:p>
              </table:table-cell>
              <table:table-cell office:value-type="float" office:value="7153000" calcext:value-type="float">
                <text:p>7,153,000 </text:p>
              </table:table-cell>
              <table:table-cell table:style-name="ce32" office:value-type="float" office:value="9093000" calcext:value-type="float">
                <text:p>9,09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2" calcext:value-type="float">
                <text:p>22</text:p>
              </table:table-cell>
              <table:table-cell office:value-type="string" calcext:value-type="string">
                <text:p>Ministry of Health</text:p>
              </table:table-cell>
              <table:table-cell office:value-type="float" office:value="11568000" calcext:value-type="float">
                <text:p>11,568,000 </text:p>
              </table:table-cell>
              <table:table-cell table:style-name="ce32" office:value-type="float" office:value="3984000" calcext:value-type="float">
                <text:p>3,98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4" calcext:value-type="float">
                <text:p>24</text:p>
              </table:table-cell>
              <table:table-cell office:value-type="string" calcext:value-type="string">
                <text:p>Ministry of Labour</text:p>
              </table:table-cell>
              <table:table-cell office:value-type="float" office:value="150000" calcext:value-type="float">
                <text:p>150,000 </text:p>
              </table:table-cell>
              <table:table-cell table:style-name="ce32" office:value-type="float" office:value="100000" calcext:value-type="float">
                <text:p>1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6" calcext:value-type="float">
                <text:p>26</text:p>
              </table:table-cell>
              <table:table-cell office:value-type="string" calcext:value-type="string">
                <text:p>General Organization for Youth &amp; Sports</text:p>
              </table:table-cell>
              <table:table-cell office:value-type="float" office:value="7761000" calcext:value-type="float">
                <text:p>7,761,000 </text:p>
              </table:table-cell>
              <table:table-cell table:style-name="ce32" office:value-type="float" office:value="3352000" calcext:value-type="float">
                <text:p>3,35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9" calcext:value-type="float">
                <text:p>29</text:p>
              </table:table-cell>
              <table:table-cell office:value-type="string" calcext:value-type="string">
                <text:p>Ministry of Social Affairs</text:p>
              </table:table-cell>
              <table:table-cell office:value-type="float" office:value="286000" calcext:value-type="float">
                <text:p>286,000 </text:p>
              </table:table-cell>
              <table:table-cell table:style-name="ce32" office:value-type="float" office:value="200000" calcext:value-type="float">
                <text:p>200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Economic Services Sector</text:p>
            </table:table-cell>
            <table:table-cell table:style-name="ce28" table:formula="of:=SUBTOTAL(9;[.D24:.D25])" office:value-type="float" office:value="77862000" calcext:value-type="float">
              <text:p>77,862,000 </text:p>
            </table:table-cell>
            <table:table-cell table:style-name="ce31" table:formula="of:=SUBTOTAL(9;[.E24:.E25])" office:value-type="float" office:value="70569000" calcext:value-type="float">
              <text:p>70,569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string" calcext:value-type="string">
                <text:p>34-56</text:p>
              </table:table-cell>
              <table:table-cell office:value-type="string" calcext:value-type="string">
                <text:p>Ministry of Industry &amp; Commerce</text:p>
              </table:table-cell>
              <table:table-cell office:value-type="float" office:value="5087000" calcext:value-type="float">
                <text:p>5,087,000 </text:p>
              </table:table-cell>
              <table:table-cell table:style-name="ce32" office:value-type="float" office:value="3661000" calcext:value-type="float">
                <text:p>3,66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81" calcext:value-type="float">
                <text:p>81</text:p>
              </table:table-cell>
              <table:table-cell office:value-type="string" calcext:value-type="string">
                <text:p>Ministry of Finance</text:p>
              </table:table-cell>
              <table:table-cell office:value-type="float" office:value="72775000" calcext:value-type="float">
                <text:p>72,775,000 </text:p>
              </table:table-cell>
              <table:table-cell table:style-name="ce32" office:value-type="float" office:value="66908000" calcext:value-type="float">
                <text:p>66,908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Infrastructure Sector</text:p>
            </table:table-cell>
            <table:table-cell table:style-name="ce28" table:formula="of:=SUBTOTAL(9;[.D27:.D31])" office:value-type="float" office:value="359374000" calcext:value-type="float">
              <text:p>359,374,000 </text:p>
            </table:table-cell>
            <table:table-cell table:style-name="ce31" table:formula="of:=SUBTOTAL(9;[.E27:.E31])" office:value-type="float" office:value="294228000" calcext:value-type="float">
              <text:p>294,228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46" calcext:value-type="float">
                <text:p>46</text:p>
              </table:table-cell>
              <table:table-cell office:value-type="string" calcext:value-type="string">
                <text:p>Ministry of Works &amp; Housing</text:p>
              </table:table-cell>
              <table:table-cell office:value-type="float" office:value="214757000" calcext:value-type="float">
                <text:p>214,757,000 </text:p>
              </table:table-cell>
              <table:table-cell table:style-name="ce32" office:value-type="float" office:value="173849000" calcext:value-type="float">
                <text:p>173,849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7" calcext:value-type="float">
                <text:p>47</text:p>
              </table:table-cell>
              <table:table-cell office:value-type="string" calcext:value-type="string">
                <text:p>Ministry of Electricity &amp; Water</text:p>
              </table:table-cell>
              <table:table-cell office:value-type="float" office:value="104983000" calcext:value-type="float">
                <text:p>104,983,000 </text:p>
              </table:table-cell>
              <table:table-cell table:style-name="ce32" office:value-type="float" office:value="91518000" calcext:value-type="float">
                <text:p>91,51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8" calcext:value-type="float">
                <text:p>48</text:p>
              </table:table-cell>
              <table:table-cell office:value-type="string" calcext:value-type="string">
                <text:p>Ministry of Transportation</text:p>
              </table:table-cell>
              <table:table-cell office:value-type="float" office:value="0" calcext:value-type="float">
                <text:p>0 </text:p>
              </table:table-cell>
              <table:table-cell table:style-name="ce32" office:value-type="float" office:value="190000" calcext:value-type="float">
                <text:p>19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52" calcext:value-type="float">
                <text:p>52</text:p>
              </table:table-cell>
              <table:table-cell office:value-type="string" calcext:value-type="string">
                <text:p>Civil Aviation Affairs</text:p>
              </table:table-cell>
              <table:table-cell office:value-type="float" office:value="15037000" calcext:value-type="float">
                <text:p>15,037,000 </text:p>
              </table:table-cell>
              <table:table-cell table:style-name="ce32" office:value-type="float" office:value="17251000" calcext:value-type="float">
                <text:p>17,25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83" calcext:value-type="float">
                <text:p>83</text:p>
              </table:table-cell>
              <table:table-cell office:value-type="string" calcext:value-type="string">
                <text:p>Customs,Ports &amp; Free Zones Affairs</text:p>
              </table:table-cell>
              <table:table-cell office:value-type="float" office:value="24597000" calcext:value-type="float">
                <text:p>24,597,000 </text:p>
              </table:table-cell>
              <table:table-cell table:style-name="ce32" office:value-type="float" office:value="11420000" calcext:value-type="float">
                <text:p>11,420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Miscellaneous Budget</text:p>
            </table:table-cell>
            <table:table-cell table:style-name="ce28" table:formula="of:=SUBTOTAL(9;[.D33:.D36])" office:value-type="float" office:value="6904000" calcext:value-type="float">
              <text:p>6,904,000 </text:p>
            </table:table-cell>
            <table:table-cell table:style-name="ce31" table:formula="of:=SUBTOTAL(9;[.E33:.E36])" office:value-type="float" office:value="13257000" calcext:value-type="float">
              <text:p>13,257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float" office:value="23" calcext:value-type="float">
                <text:p>23</text:p>
              </table:table-cell>
              <table:table-cell office:value-type="string" calcext:value-type="string">
                <text:p>Ministry of Municipalities Affairs &amp; Agriculture (Agriculture Affairs)</text:p>
              </table:table-cell>
              <table:table-cell office:value-type="float" office:value="1006000" calcext:value-type="float">
                <text:p>1,006,000 </text:p>
              </table:table-cell>
              <table:table-cell table:style-name="ce32" office:value-type="float" office:value="1090000" calcext:value-type="float">
                <text:p>1,09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5" calcext:value-type="float">
                <text:p>25</text:p>
              </table:table-cell>
              <table:table-cell office:value-type="string" calcext:value-type="string">
                <text:p>Ministry of Municipalities Affairs &amp; Agriculture (Municipalities Affairs)</text:p>
              </table:table-cell>
              <table:table-cell office:value-type="float" office:value="4434000" calcext:value-type="float">
                <text:p>4,434,000 </text:p>
              </table:table-cell>
              <table:table-cell table:style-name="ce32" office:value-type="float" office:value="7295000" calcext:value-type="float">
                <text:p>7,29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28" calcext:value-type="float">
                <text:p>28</text:p>
              </table:table-cell>
              <table:table-cell office:value-type="string" calcext:value-type="string">
                <text:p>Equestrian &amp; Horse Racing Club</text:p>
              </table:table-cell>
              <table:table-cell office:value-type="float" office:value="0" calcext:value-type="float">
                <text:p>0 </text:p>
              </table:table-cell>
              <table:table-cell table:style-name="ce32" office:value-type="float" office:value="16000" calcext:value-type="float">
                <text:p>1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float" office:value="41" calcext:value-type="float">
                <text:p>41</text:p>
              </table:table-cell>
              <table:table-cell office:value-type="string" calcext:value-type="string">
                <text:p>Public Commission For the Protection of Marine Resources, Environment &amp; Wildlife</text:p>
              </table:table-cell>
              <table:table-cell office:value-type="float" office:value="1464000" calcext:value-type="float">
                <text:p>1,464,000 </text:p>
              </table:table-cell>
              <table:table-cell table:style-name="ce32" office:value-type="float" office:value="4856000" calcext:value-type="float">
                <text:p>4,856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20"/>
            <table:table-cell table:style-name="ce14" office:value-type="string" calcext:value-type="string">
              <text:p>Transfer Budget</text:p>
            </table:table-cell>
            <table:table-cell table:style-name="ce28" table:formula="of:=SUBTOTAL(9;[.D38:.D40])" office:value-type="float" office:value="5852000" calcext:value-type="float">
              <text:p>5,852,000 </text:p>
            </table:table-cell>
            <table:table-cell table:style-name="ce31" table:formula="of:=SUBTOTAL(9;[.E38:.E40])" office:value-type="float" office:value="7546000" calcext:value-type="float">
              <text:p>7,546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21" office:value-type="string" calcext:value-type="string">
                <text:p>60 15</text:p>
              </table:table-cell>
              <table:table-cell office:value-type="string" calcext:value-type="string">
                <text:p>Constitutional Court</text:p>
              </table:table-cell>
              <table:table-cell office:value-type="float" office:value="0" calcext:value-type="float">
                <text:p>0 </text:p>
              </table:table-cell>
              <table:table-cell table:style-name="ce32" office:value-type="float" office:value="127000" calcext:value-type="float">
                <text:p>12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20</text:p>
              </table:table-cell>
              <table:table-cell office:value-type="string" calcext:value-type="string">
                <text:p>Radio &amp; TV Corporation</text:p>
              </table:table-cell>
              <table:table-cell office:value-type="float" office:value="3055000" calcext:value-type="float">
                <text:p>3,055,000 </text:p>
              </table:table-cell>
              <table:table-cell table:style-name="ce32" office:value-type="float" office:value="3419000" calcext:value-type="float">
                <text:p>3,419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21" office:value-type="string" calcext:value-type="string">
                <text:p>60 30</text:p>
              </table:table-cell>
              <table:table-cell office:value-type="string" calcext:value-type="string">
                <text:p>Bahrain University</text:p>
              </table:table-cell>
              <table:table-cell office:value-type="float" office:value="2797000" calcext:value-type="float">
                <text:p>2,797,000 </text:p>
              </table:table-cell>
              <table:table-cell table:style-name="ce32" office:value-type="float" office:value="4000000" calcext:value-type="float">
                <text:p>4,000,000 </text:p>
              </table:table-cell>
              <table:table-cell table:number-columns-repeated="1019"/>
            </table:table-row>
          </table:table-row-group>
        </table:table-row-group>
        <table:table-row table:style-name="ro3">
          <table:table-cell table:style-name="ce14"/>
          <table:table-cell table:style-name="ce43"/>
          <table:table-cell table:style-name="ce39" office:value-type="string" calcext:value-type="string">
            <text:p>Total</text:p>
          </table:table-cell>
          <table:table-cell table:style-name="ce40" table:formula="of:=SUBTOTAL(9;[.D8:.D40])" office:value-type="float" office:value="487309000" calcext:value-type="float">
            <text:p>487,309,000 </text:p>
          </table:table-cell>
          <table:table-cell table:style-name="ce41" table:formula="of:=SUBTOTAL(9;[.E8:.E40])" office:value-type="float" office:value="418109000" calcext:value-type="float">
            <text:p>418,109,000 </text:p>
          </table:table-cell>
          <table:table-cell/>
          <table:table-cell table:style-name="ce14" table:number-columns-repeated="1017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DB__1" table:target-range-address="Revenue.A37:Revenue.AMJ3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PakType Naqsh" svg:font-family="'PakType Naqsh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Liberation Sans1" fo:font-family="'Liberation Sans'" style:font-style-name="Regular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_20_Rev_20__26__20_Exp" style:display-name="PageStyle_Total Rev &amp; Ex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venue" style:display-name="PageStyle_Revenu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ject_20_Expenditure" style:display-name="PageStyle_Projec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current_20_Expenditure" style:display-name="PageStyle_Recurren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6-09T18:01:06.380362451</dc:date>
    <meta:editing-cycles>10</meta:editing-cycles>
    <meta:editing-duration>PT53M40S</meta:editing-duration>
    <meta:generator>LibreOffice/5.2.2.2$Linux_X86_64 LibreOffice_project/20m0$Build-2</meta:generator>
    <meta:document-statistic meta:table-count="4" meta:cell-count="603" meta:object-count="0"/>
  </office:meta>
</office:document-meta>
</file>